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8000001ADEA411F5802F91D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Asana Math" svg:font-family="'Asana Math'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GFS Neohellenic" svg:font-family="'GFS Neohellenic'" style:font-pitch="variable"/>
    <style:font-face style:name="GFS Olga" svg:font-family="'GFS Olga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8.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ccanthis ADF Std" fo:letter-spacing="0.06cm"/>
    </style:style>
    <style:style style:name="P3" style:family="paragraph">
      <loext:graphic-properties draw:fill="none" draw:fill-color="#ffffff"/>
      <style:text-properties fo:color="#7c2a27" loext:opacity="100%" style:font-name="Accanthis ADF Std" fo:font-size="120pt" fo:letter-spacing="0.06cm" style:font-size-asian="120pt" style:font-size-complex="120pt"/>
    </style:style>
    <style:style style:name="T1" style:family="text">
      <style:text-properties fo:color="#7c2a27" loext:opacity="100%" style:font-name="Accanthis ADF Std" fo:font-size="106.900001525879pt" fo:letter-spacing="0.06cm" style:font-size-asian="106.900001525879pt" style:font-size-complex="106.90000152587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09cm" svg:height="9.999cm" svg:x="0.127cm" svg:y="0.091cm">
          <draw:image xlink:href="Pictures/1000000100000198000001ADEA411F5802F91DD2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9.065cm" svg:x="10cm" svg:y="0.5cm">
          <draw:text-box>
            <text:p text:style-name="P2"><text:span text:style-name="T1">Creative</text:span></text:p>
            <text:p text:style-name="P2"><text:span text:style-name="T1">eMerg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Asana Math" svg:font-family="'Asana Math'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GFS Neohellenic" svg:font-family="'GFS Neohellenic'" style:font-pitch="variable"/>
    <style:font-face style:name="GFS Olga" svg:font-family="'GFS Olga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 Lijour</meta:initial-creator>
    <meta:creation-date>2019-09-04T09:52:47.031300348</meta:creation-date>
    <dc:date>2023-11-27T22:05:29.206190597</dc:date>
    <dc:creator>Marc Lijour</dc:creator>
    <meta:editing-duration>PT12M59S</meta:editing-duration>
    <meta:editing-cycles>4</meta:editing-cycles>
    <meta:generator>LibreOffice/7.3.7.2$Linux_X86_64 LibreOffice_project/30$Build-2</meta:generator>
    <meta:document-statistic meta:object-count="2"/>
  </office:meta>
</office:document-meta>
</file>